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ES" fo:font-weight="bold" officeooo:rsid="001d2257" officeooo:paragraph-rsid="001d2257" style:font-weight-asian="bold" style:font-weight-complex="bold"/>
    </style:style>
    <style:style style:name="P2" style:family="paragraph" style:parent-style-name="Standard">
      <style:paragraph-properties fo:text-align="justify" style:justify-single-word="false"/>
      <style:text-properties fo:language="es" fo:country="ES" fo:font-weight="bold" officeooo:rsid="001f3d4b" officeooo:paragraph-rsid="001f3d4b" style:font-weight-asian="bold" style:font-weight-complex="bold"/>
    </style:style>
    <style:style style:name="P3" style:family="paragraph" style:parent-style-name="Standard">
      <style:paragraph-properties fo:text-align="justify" style:justify-single-word="false"/>
      <style:text-properties fo:language="es" fo:country="ES" fo:font-weight="bold" officeooo:rsid="00278fe4" officeooo:paragraph-rsid="00278fe4" style:font-weight-asian="bold" style:font-weight-complex="bold"/>
    </style:style>
    <style:style style:name="P4" style:family="paragraph" style:parent-style-name="Standard">
      <style:paragraph-properties fo:text-align="justify" style:justify-single-word="false"/>
      <style:text-properties fo:language="es" fo:country="ES" fo:font-weight="bold" officeooo:rsid="00334b63" officeooo:paragraph-rsid="00334b63" style:font-weight-asian="bold" style:font-weight-complex="bold"/>
    </style:style>
    <style:style style:name="P5" style:family="paragraph" style:parent-style-name="Standard">
      <style:paragraph-properties fo:text-align="justify" style:justify-single-word="false"/>
      <style:text-properties fo:language="es" fo:country="ES" officeooo:rsid="001d2257" officeooo:paragraph-rsid="001d2257"/>
    </style:style>
    <style:style style:name="P6" style:family="paragraph" style:parent-style-name="Standard">
      <style:paragraph-properties fo:text-align="justify" style:justify-single-word="false"/>
      <style:text-properties fo:language="es" fo:country="ES" fo:font-weight="normal" officeooo:rsid="001f3d4b" officeooo:paragraph-rsid="001f3d4b" style:font-weight-asian="normal" style:font-weight-complex="normal"/>
    </style:style>
    <style:style style:name="P7" style:family="paragraph" style:parent-style-name="Standard">
      <style:paragraph-properties fo:text-align="justify" style:justify-single-word="false"/>
      <style:text-properties fo:language="es" fo:country="ES" fo:font-weight="normal" officeooo:rsid="001f3d4b" officeooo:paragraph-rsid="001fe499" style:font-weight-asian="normal" style:font-weight-complex="normal"/>
    </style:style>
    <style:style style:name="P8" style:family="paragraph" style:parent-style-name="Standard">
      <style:paragraph-properties fo:text-align="justify" style:justify-single-word="false"/>
      <style:text-properties fo:language="es" fo:country="ES" fo:font-weight="normal" officeooo:rsid="001ff22e" officeooo:paragraph-rsid="001ff22e" style:font-weight-asian="normal" style:font-weight-complex="normal"/>
    </style:style>
    <style:style style:name="P9" style:family="paragraph" style:parent-style-name="Standard">
      <style:paragraph-properties fo:text-align="justify" style:justify-single-word="false"/>
      <style:text-properties fo:language="es" fo:country="ES" fo:font-weight="normal" officeooo:rsid="002259ff" officeooo:paragraph-rsid="002259ff" style:font-weight-asian="normal" style:font-weight-complex="normal"/>
    </style:style>
    <style:style style:name="P10" style:family="paragraph" style:parent-style-name="Standard">
      <style:paragraph-properties fo:text-align="justify" style:justify-single-word="false"/>
      <style:text-properties fo:language="es" fo:country="ES" fo:font-weight="normal" officeooo:rsid="0027e487" officeooo:paragraph-rsid="0027e487" style:font-weight-asian="normal" style:font-weight-complex="normal"/>
    </style:style>
    <style:style style:name="P11" style:family="paragraph" style:parent-style-name="Standard">
      <style:paragraph-properties fo:text-align="justify" style:justify-single-word="false"/>
      <style:text-properties fo:language="es" fo:country="ES" fo:font-weight="normal" officeooo:rsid="0027e487" officeooo:paragraph-rsid="002d5e97" style:font-weight-asian="normal" style:font-weight-complex="normal"/>
    </style:style>
    <style:style style:name="P12" style:family="paragraph" style:parent-style-name="Standard">
      <style:paragraph-properties fo:text-align="justify" style:justify-single-word="false"/>
      <style:text-properties fo:language="es" fo:country="ES" fo:font-weight="normal" officeooo:rsid="00294122" officeooo:paragraph-rsid="002d5e97" style:font-weight-asian="normal" style:font-weight-complex="normal"/>
    </style:style>
    <style:style style:name="P13" style:family="paragraph" style:parent-style-name="Standard">
      <style:paragraph-properties fo:text-align="justify" style:justify-single-word="false"/>
      <style:text-properties fo:language="es" fo:country="ES" fo:font-weight="normal" officeooo:rsid="00294122" officeooo:paragraph-rsid="00346ced" style:font-weight-asian="normal" style:font-weight-complex="normal"/>
    </style:style>
    <style:style style:name="P14" style:family="paragraph" style:parent-style-name="Standard">
      <style:paragraph-properties fo:text-align="justify" style:justify-single-word="false"/>
      <style:text-properties fo:language="es" fo:country="ES" fo:font-weight="normal" officeooo:rsid="00306cf6" officeooo:paragraph-rsid="00306cf6" style:font-weight-asian="normal" style:font-weight-complex="normal"/>
    </style:style>
    <style:style style:name="P15" style:family="paragraph" style:parent-style-name="Standard">
      <style:paragraph-properties fo:text-align="justify" style:justify-single-word="false"/>
      <style:text-properties fo:language="es" fo:country="ES" fo:font-weight="normal" officeooo:rsid="00329261" officeooo:paragraph-rsid="00329261" style:font-weight-asian="normal" style:font-weight-complex="normal"/>
    </style:style>
    <style:style style:name="P16" style:family="paragraph" style:parent-style-name="Standard">
      <style:paragraph-properties fo:text-align="justify" style:justify-single-word="false"/>
      <style:text-properties fo:language="es" fo:country="ES" fo:font-weight="normal" officeooo:rsid="00334b63" officeooo:paragraph-rsid="00334b63" style:font-weight-asian="normal" style:font-weight-complex="normal"/>
    </style:style>
    <style:style style:name="P17" style:family="paragraph" style:parent-style-name="Standard">
      <style:paragraph-properties fo:text-align="justify" style:justify-single-word="false"/>
      <style:text-properties fo:language="es" fo:country="ES" fo:font-weight="normal" officeooo:rsid="00346ced" officeooo:paragraph-rsid="00346ced" style:font-weight-asian="normal" style:font-weight-complex="normal"/>
    </style:style>
    <style:style style:name="P18" style:family="paragraph" style:parent-style-name="Standard">
      <style:paragraph-properties fo:text-align="justify" style:justify-single-word="false"/>
      <style:text-properties fo:color="#ff3333" fo:font-size="24pt" fo:language="es" fo:country="ES" fo:font-weight="bold" officeooo:rsid="00346ced" officeooo:paragraph-rsid="00346ced" style:font-size-asian="24pt" style:font-weight-asian="bold" style:font-size-complex="24pt" style:font-weight-complex="bold"/>
    </style:style>
    <style:style style:name="T1" style:family="text">
      <style:text-properties officeooo:rsid="001d6962"/>
    </style:style>
    <style:style style:name="T2" style:family="text">
      <style:text-properties officeooo:rsid="001f3d4b"/>
    </style:style>
    <style:style style:name="T3" style:family="text">
      <style:text-properties officeooo:rsid="001fe499"/>
    </style:style>
    <style:style style:name="T4" style:family="text">
      <style:text-properties officeooo:rsid="0020e079"/>
    </style:style>
    <style:style style:name="T5" style:family="text">
      <style:text-properties officeooo:rsid="002447e7"/>
    </style:style>
    <style:style style:name="T6" style:family="text">
      <style:text-properties officeooo:rsid="00294122"/>
    </style:style>
    <style:style style:name="T7" style:family="text">
      <style:text-properties officeooo:rsid="002b3ae6"/>
    </style:style>
    <style:style style:name="T8" style:family="text">
      <style:text-properties officeooo:rsid="002d5e97"/>
    </style:style>
    <style:style style:name="T9" style:family="text">
      <style:text-properties fo:font-weight="bold" officeooo:rsid="00278fe4" style:font-weight-asian="bold" style:font-weight-complex="bold"/>
    </style:style>
    <style:style style:name="T10" style:family="text">
      <style:text-properties officeooo:rsid="003173a7"/>
    </style:style>
    <style:style style:name="T11" style:family="text">
      <style:text-properties officeooo:rsid="00334b63"/>
    </style:style>
    <style:style style:name="T12" style:family="text">
      <style:text-properties officeooo:rsid="00346c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dor 1 - Intercambio de orígenes </text:p>
      <text:p text:style-name="P5"/>
      <text:p text:style-name="P5">Este operador nos permite explorar, para cada furgoneta, todas las posibles estaciones de las que puede coger bicicletas. En concreto, este operador hace un intercambio de los orígenes de las furgonetas que tienen como origen las estaciones que recibe como parámetro. Es decir, si recibimos como parámetro las estaciones 1 y 2, después de aplicar este operador, la furgoneta que tenia como origen la estación 1 tendrá su origen en la estación 2 y viceversa. </text:p>
      <text:p text:style-name="P5"/>
      <text:p text:style-name="P5">Hay que tener en cuenta que habrá estaciones sin <text:span text:style-name="T2">ninguna</text:span> furgoneta asignada. Si ninguna de las dos estaciones tiene furgoneta asignada el operador no tendrá ningún efecto. En cambio, si solo una de las dos estaciones es el origen de una furgoneta, se asignará <text:span text:style-name="T1">la otra </text:span>furgoneta a una estación que no tenia ninguna, por lo tanto exploraremos todas las posibles asignaciones entre estaciones y furgonetas. </text:p>
      <text:p text:style-name="P5"/>
      <text:p text:style-name="P5">Una de las condiciones del problema es que dos furgonetas <text:span text:style-name="T1">no pueden tener</text:span> como origen la misma estación. Como estamos haciendo intercambios y las soluciones iniciales ya cumplen esta condición, no es necesario comprobar esta restricción cada vez que se aplica el operador. </text:p>
      <text:p text:style-name="P5"/>
      <text:p text:style-name="P5">El operador también tiene en cuenta el numero de bicis disponibles que hay en las estaciones que recibe como parámetro. Si el numero de bicis que coge <text:span text:style-name="T1">una de</text:span> las furgonetas es mayor al numero de bicis disponibles en la estación a la que va a ser asignada el operador no se aplica. </text:p>
      <text:p text:style-name="P5"/>
      <text:p text:style-name="P5">La<text:span text:style-name="T3">s</text:span> <text:span text:style-name="T3">condiciones</text:span> de aplicabilidad de este operador <text:span text:style-name="T3">son bastante simples, las estaciones recibidas como parámetro deben existir </text:span><text:s/><text:span text:style-name="T3">y</text:span> no <text:span text:style-name="T3">pueden ser</text:span> la misma <text:span text:style-name="T3">estación</text:span>, porque en ese caso no se haría ningún cambio en el estado. </text:p>
      <text:p text:style-name="P5"/>
      <text:p text:style-name="P5">El factor de ramificación es E * (E-1) ya que se puede aplicar con todas las parejas posibles de estaciones (sin que ambas sean la misma) es decir, por cada estación hay (E-1) posibles estaciones con las que hacer el intercambio. </text:p>
      <text:p text:style-name="P5"/>
      <text:p text:style-name="P5">Hemos elegido este operador porque abarca todas las posibles asignaciones entre estaciones y furgonetas al mismo tiempo que mantiene <text:span text:style-name="T2">de forma inherente la restricción de no tener dos furgonetas asignadas a la misma estación. Además, el factor de ramificación no es ni demasiado grande, que podría crear problemas de memoria, ni demasiado pequeño, que dificultaría la búsqueda por el espacio de soluciones.</text:span></text:p>
      <text:p text:style-name="P5"/>
      <text:p text:style-name="P1"/>
      <text:p text:style-name="P2">Operador 2 – Cambio de destinos</text:p>
      <text:p text:style-name="P2"/>
      <text:p text:style-name="P6">Ademas de una estación de origen las furgonetas pueden tener una o dos estaciones de destino, en las que dejarán las bicis que han cogido previamente en su origen. Para poder llegar a todo el espacio de soluciones necesitamos un operador que cambie las estaciones de destino de las furgonetas. Este operador recibe 3 parámetros: el indicie identificador de la furgoneta, una constante que nos indica si estamos cambiando el primer o segundo destino y por ultimo el indice identificador de la estación que se asignará a la furgoneta en cuestión. <text:span text:style-name="T3">Entonces el operador asignará como primer destino la estación <text:s/>recibida si el segundo parámetro indica que estamos modificando el primer destino, en caso contrario la estación se asignara como segundo destino.</text:span> <text:s/></text:p>
      <text:p text:style-name="P6"/>
      <text:p text:style-name="P7">Según las condiciones del problema puede que <text:s/>una furgoneta solo tenga un destino, es por esto que el parámetro de estación puede ser negativo, asumiendo que un indicie negativo indica que esta furgoneta no tiene ninguna estación asignada para este destino (el primer o segundo destino).</text:p>
      <text:p text:style-name="P7"/>
      <text:p text:style-name="P9"><text:soft-page-break/>Para poder aplicar este operador <text:span text:style-name="T5">el primer parámetro debe ser un indice valido de furgoneta, la estación también debe existir y el segundo operador tiene que ser valido, es decir, una de las constantes previamente declaradas en la clase BicingState.</text:span></text:p>
      <text:p text:style-name="P8"/>
      <text:p text:style-name="P8">El factor de ramificación de este operador es (E +1) * F * 2 <text:s/>puesto que por cada furgoneta podemos asignar todas las estaciones (ademas de la “<text:span text:style-name="T4">estación</text:span> nula”) tanto al primer destino como al segundo.</text:p>
      <text:p text:style-name="P8"/>
      <text:p text:style-name="P9">Hemos <text:span text:style-name="T5">escogido</text:span> este operador porque <text:span text:style-name="T5">necesitábamos cambiar los destinos de las furgonetas y, a diferencia de los orígenes, varias furgonetas pueden tener el mismo destino, por lo que no hacia falta tener en cuenta ninguna restricción especial. El hecho <text:s/>de hacer asignaciones directas en lugar de intercambios nos permite explorar soluciones que del otro modo no podríamos y ademas hace que el factor de ramificación sea menor y, por lo tanto, no se use tanto espacio de memoria. </text:span></text:p>
      <text:p text:style-name="P9"/>
      <text:p text:style-name="P9"/>
      <text:p text:style-name="P3"/>
      <text:p text:style-name="P11">Con los dos operadores descritos anteriormente exploramos todas las combinaciones de orígenes y destinos para todas las furgonetas por lo tanto solo nos queda determinar cuantas bicis lleva cada furgoneta y cuantas deja en cada estación que visita. </text:p>
      <text:p text:style-name="P11"/>
      <text:p text:style-name="P12">Hemos observado que, teniendo en cuenta el numero de bicis disponibles, la previsión de bicis para la siguiente hora y la previsión de la demanda en la estación de origen, podíamos obtener el numero máximo de bicis que una furgoneta podía coger de una estación. Es decir, una furgoneta no puede coger más bicis de las que hay disponibles en la estación, tampoco puede coger bicis de una estación que va a necesitar mas bicis de las que tendrá en la hora siguiente puesto que esto haría que esta estación se alejara de la demanda y perderíamos dinero. <text:span text:style-name="T8">Ademas de estos limites hay que tener en cuenta que una furgoneta no puede coger mas de 30 bicis.</text:span></text:p>
      <text:p text:style-name="P11"/>
      <text:p text:style-name="P11"><text:span text:style-name="T8">Con este máximo de bicicletas por furgoneta fijado nos queda ver cuantas bicis lleva cada furgoneta y a donde las deja. Para ello hemos pensado dos operadores, que mas adelante compararemos para quedarnos con el mejor.</text:span></text:p>
      <text:p text:style-name="P10"/>
      <text:p text:style-name="P12"><text:span text:style-name="T9">Operador 3 – Incrementar/Decrementar bicis</text:span></text:p>
      <text:p text:style-name="P12"/>
      <text:p text:style-name="P12"><text:span text:style-name="T8">Para poder llegar a las soluciones con <text:s/>todas las combinaciones de bicis dejadas en el primer y segundo destino de cada una de las furgonetas hemos pensado en un operador que, dada una furgoneta y un destino (primero o segundo) incrementa o decrementa el numero de bicis que se llevan a esta estación. De este modo podemos pasar de coger 0 bicicletas hasta coger el máximo que podemos coger de esta estación. </text:span></text:p>
      <text:p text:style-name="P11"/>
      <text:p text:style-name="P14">Si la furgoneta no lleva ninguna bicicleta al destino no se decrementara este valor, y si la suma de los dos destinos es igual al máximo que se puede coger de la estación de origen no se incrementara para ninguno de los dos destinos. </text:p>
      <text:p text:style-name="P14"/>
      <text:p text:style-name="P14">Las condiciones de aplicabilidad vuelven a ser bastante sencillas, el indice de furgoneta debe ser valido <text:span text:style-name="T10">así</text:span> como el identificador de destino (primero o segundo).</text:p>
      <text:p text:style-name="P14"/>
      <text:p text:style-name="P15">Para este operador el factor de ramificación es F*2*2 puesto que para cada furgoneta se pueden hacer dos operaciones (incrementar y decrementar) para sus dos destinos.</text:p>
      <text:p text:style-name="P15"/>
      <text:p text:style-name="P16">Inicialmente <text:span text:style-name="T12">escogimos</text:span> este operador para poder variar el numero de bicicletas que cogía y dejaba en las estaciones cada furgoneta y ademas tenia un factor de ramificación muy pequeño. Más tarde pensamos que <text:span text:style-name="T12">podría</text:span> ser mejor aumentar este factor de ramificación para permitir caminos mas <text:soft-page-break/>cortos entre soluciones, es por esto que pensamos en el ultimo operador. Mas tarde mediante los experimentos veremos cual de los dos da mejores resultados.</text:p>
      <text:p text:style-name="P4"/>
      <text:p text:style-name="P4">Operador 4 – Repartición de bicicletas</text:p>
      <text:p text:style-name="P3"/>
      <text:p text:style-name="P16">Después de analizar algunos primeros resultados con los operadores descritos anteriormente vimos que podríamos cambiar el operador 3 por otro que podría ser mejor. Nos dimos cuenta que las soluciones que obteníamos siempre cogían el máximo (descrito antes del operador 3) de bicicletas de sus estaciones de orígenes puesto que este hace que como mínimo una de las 3 estaciones por las que pasa cada furgoneta cumpla exactamente la demanda y, al tener mas bicis para mover, tiene mas posibilidades de acercar las estaciones de destino a sus respectivas demandas.</text:p>
      <text:p text:style-name="P16"/>
      <text:p text:style-name="P13"><text:span text:style-name="T11">Para este operador fijamos que las furgonetas siempre cogen el máximo de bicis de la estación de origen y solo nos tenemos que preocupar de cambiar cuantas bicicletas dejan a cada destino. Si solo tiene un destino valido dejamos todas la bicis que lleva la furgoneta a la estación de destino. En caso contrario se reparten las bicicletas entre las dos estaciones. Des de la solución en que se llevan todas las bicicletas al primer destino y ninguna al segundo hasta la solución en que se llevan todas las bicis al segundo destino y ninguna al primero pasando por todas las combinaciones intermedias.</text:span></text:p>
      <text:p text:style-name="P13"/>
      <text:p text:style-name="P17">Para poder aplicar este operador solo necesitamos que el indice de la furgoneta sea valido, puesto que el resto de condiciones del problema ya se mantienen y se tienen en cuenta. </text:p>
      <text:p text:style-name="P17"/>
      <text:p text:style-name="P18">// TO DO ramificación</text:p>
      <text:p text:style-name="P13"/>
      <text:p text:style-name="P13"/>
      <text:p text:style-name="P12"/>
      <text:p text:style-name="P12"><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4T15:14:52.555807120</meta:creation-date>
    <dc:date>2015-10-24T23:33:24.004999779</dc:date>
    <meta:editing-duration>PT5H4M15S</meta:editing-duration>
    <meta:editing-cycles>5</meta:editing-cycles>
    <meta:generator>LibreOffice/4.2.8.2$Linux_X86_64 LibreOffice_project/420m0$Build-2</meta:generator>
    <meta:document-statistic meta:table-count="0" meta:image-count="0" meta:object-count="0" meta:page-count="3" meta:paragraph-count="28" meta:word-count="1374" meta:character-count="8282" meta:non-whitespace-character-count="6913"/>
  </office:meta>
</office:document-meta>
</file>